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6">
      <style:text-properties officeooo:paragraph-rsid="00079494"/>
    </style:style>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text-properties officeooo:paragraph-rsid="00079494"/>
    </style:style>
    <style:style style:name="T1" style:family="text">
      <style:text-properties officeooo:rsid="00079494"/>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Study Script for Signers</text:h>
      <text:p text:style-name="Text_20_body"><text:span text:style-name="Strong_20_Emphasis">Theme: From Abiding in the Word → To Knowing God’s Person</text:span></text:p>
      <text:p text:style-name="Horizontal_20_Line"/>
      <text:h text:style-name="Heading_20_3" text:outline-level="3">🌟 Summary of Week 3 — Day 5 &amp; 6</text:h>
      <text:p text:style-name="Text_20_body"><text:span text:style-name="Strong_20_Emphasis">Abiding </text:span><text:span text:style-name="Strong_20_Emphasis"><text:span text:style-name="T1">(continuing for a long time)</text:span></text:span><text:span text:style-name="Strong_20_Emphasis"> in the Word</text:span></text:p>
      <text:list text:style-name="L1">
        <text:list-item>
          <text:p text:style-name="P1">Jesus said: <text:span text:style-name="Emphasis">“If you abide in Me and My words abide in you…”</text:span></text:p>
        </text:list-item>
        <text:list-item>
          <text:p text:style-name="P1">His Word is not just a book; it is life.</text:p>
        </text:list-item>
        <text:list-item>
          <text:p text:style-name="P1">The Bible is like a match — if we only read with our mind, no fire. But if we read with our spirit, the fire of life burns.</text:p>
        </text:list-item>
        <text:list-item>
          <text:p text:style-name="P1">When the Word burns inside, our hearts overflow with joy, song, and strength.</text:p>
        </text:list-item>
      </text:list>
      <text:p text:style-name="Text_20_body"><text:span text:style-name="Strong_20_Emphasis">Washed by the Word</text:span></text:p>
      <text:list text:style-name="L2">
        <text:list-item>
          <text:p text:style-name="P2">Christ washes us with the “water in the Word.”</text:p>
        </text:list-item>
        <text:list-item>
          <text:p text:style-name="P2">The blood of Jesus forgives sin, but the Word keeps cleansing habits, spots, wrinkles.</text:p>
        </text:list-item>
        <text:list-item>
          <text:p text:style-name="P2">Like a river smoothing rough stones, God’s Word transforms us inside.</text:p>
        </text:list-item>
        <text:list-item>
          <text:p text:style-name="P2">The more we pray-read, the more refreshed and renewed we become.</text:p>
        </text:list-item>
      </text:list>
      <text:p text:style-name="Text_20_body">👉 <text:span text:style-name="Strong_20_Emphasis">Together</text:span>: The Word of God is <text:span text:style-name="Strong_20_Emphasis">fire</text:span> (burns life in us) and <text:span text:style-name="Strong_20_Emphasis">water</text:span> (cleanses us to be new).</text:p>
      <text:p text:style-name="Horizontal_20_Line"/>
      <text:h text:style-name="Heading_20_3" text:outline-level="3">🌉 Bridge to Week 4 — Day 1</text:h>
      <text:p text:style-name="Text_20_body">Now that we see the Word can live in us and wash us, we go deeper:</text:p>
      <text:list text:style-name="L3">
        <text:list-item>
          <text:p text:style-name="P3">Week 4 begins with God Himself — His Person.</text:p>
        </text:list-item>
        <text:list-item>
          <text:p text:style-name="P3">Who is this God whose Word lives and washes us?</text:p>
        </text:list-item>
        <text:list-item>
          <text:p text:style-name="P3">The Bible shows us the picture: <text:span text:style-name="Strong_20_Emphasis">One God, revealed as Father, Son, and Spirit.</text:span></text:p>
        </text:list-item>
      </text:list>
      <text:p text:style-name="Horizontal_20_Line"/>
      <text:h text:style-name="Heading_20_1" text:outline-level="1">DAILY READING</text:h>
      <text:p text:style-name="Text_20_body"><text:span text:style-name="Strong_20_Emphasis">WEEK 4 — THE TRIUNE GOD’S REVELATION AND HIS ECONOMY</text:span><text:line-break/><text:span text:style-name="Strong_20_Emphasis">DAY 1 — God’s Person: Father, Son, and Spirit</text:span></text:p>
      <text:p text:style-name="Horizontal_20_Line"/>
      <text:h text:style-name="Heading_20_3" text:outline-level="3">📖 Scripture Reading</text:h>
      <text:list text:style-name="L4">
        <text:list-item>
          <text:p text:style-name="P4"><text:span text:style-name="Strong_20_Emphasis">Matthew 28:19 (NLV):</text:span> “So go and make followers of all people in the world. Baptize them in the name of the Father and of the Son and of the Holy Spirit.”</text:p>
        </text:list-item>
        <text:list-item>
          <text:p text:style-name="P4"><text:soft-page-break/><text:span text:style-name="Strong_20_Emphasis">Acts 7:2 (NLV):</text:span> “The God of shining-greatness came to our early father Abraham…”</text:p>
        </text:list-item>
      </text:list>
      <text:p text:style-name="Horizontal_20_Line"/>
      <text:h text:style-name="Heading_20_3" text:outline-level="3">✋ Opening Story</text:h>
      <text:p text:style-name="Text_20_body">Think about a puzzle. Each piece alone looks small. But when you connect them all, you see the full picture.</text:p>
      <text:p text:style-name="P12">The Bible gives us little pieces — here God is Creator, there He is Shepherd, then Judge, then King. When we put them together, we see: God is <text:span text:style-name="Strong_20_Emphasis">One God</text:span>, but revealed as <text:span text:style-name="Strong_20_Emphasis">Father, Son, Spirit</text:span>. <text:span text:style-name="Emphasis">Only one God. But He shows Himself in three ways. Just as your name has a first, middle, and last, yet you are still one person — so God is one, with three expressions: Father, Son, Spirit.”</text:span></text:p>
      <text:p text:style-name="Horizontal_20_Line"/>
      <text:h text:style-name="Heading_20_3" text:outline-level="3">🌿 God’s Person (His Being)</text:h>
      <text:list text:style-name="L5">
        <text:list-item>
          <text:p text:style-name="P5">“God’s person” = who He really is.</text:p>
        </text:list-item>
        <text:list-item>
          <text:p text:style-name="P5">In Old Testament: Creator, King, Judge, Shepherd.</text:p>
        </text:list-item>
        <text:list-item>
          <text:p text:style-name="P5">In New Testament: clearer picture → Triune God (three-in-one).</text:p>
        </text:list-item>
      </text:list>
      <text:p text:style-name="Horizontal_20_Line"/>
      <text:h text:style-name="Heading_20_3" text:outline-level="3">📌 In Plain Words</text:h>
      <text:p text:style-name="Text_20_body"><text:span text:style-name="Strong_20_Emphasis">1. The Triune Name</text:span></text:p>
      <text:list text:style-name="L6">
        <text:list-item>
          <text:p text:style-name="P7">Jesus said: Baptize “into the name” of Father, Son, Spirit. Jesus told His disciples, <text:span text:style-name="Emphasis">“Baptize them in the name of the Father, Son, and Spirit”</text:span> (Matt. 28:19). Notice, it says <text:span text:style-name="Strong_20_Emphasis">name</text:span> — not names. God is one, yet fully known in three.</text:p>
        </text:list-item>
        <text:list-item>
          <text:p text:style-name="P6">Not <text:span text:style-name="Emphasis">names</text:span> (plural), but <text:span text:style-name="Emphasis">name</text:span> (singular).</text:p>
        </text:list-item>
        <text:list-item>
          <text:p text:style-name="P7">One God, three persons revealed. </text:p>
        </text:list-item>
      </text:list>
      <text:p text:style-name="Text_20_body">💡 <text:span text:style-name="Emphasis">Example</text:span>: A person may have first, middle, last name — still one person.</text:p>
      <text:p text:style-name="Horizontal_20_Line"/>
      <text:p text:style-name="Text_20_body"><text:span text:style-name="Strong_20_Emphasis">2. Love, Grace, Fellowship</text:span></text:p>
      <text:list text:style-name="L7">
        <text:list-item>
          <text:p text:style-name="P8"><text:span text:style-name="Strong_20_Emphasis">2 Corinthians 13:14 (NLV):</text:span> “May you have loving-favor from the Lord Jesus Christ. May you have the love of God. May you have the fellowship of the Holy Spirit.”</text:p>
        </text:list-item>
        <text:list-item>
          <text:p text:style-name="P8">Father’s <text:span text:style-name="Strong_20_Emphasis">love</text:span> = source, like a fountain.</text:p>
        </text:list-item>
        <text:list-item>
          <text:p text:style-name="P8">Son’s <text:span text:style-name="Strong_20_Emphasis">grace</text:span> = channel, like a river.</text:p>
        </text:list-item>
        <text:list-item>
          <text:p text:style-name="P8">Spirit’s <text:span text:style-name="Strong_20_Emphasis">fellowship</text:span> = enjoyment, like drinking water.</text:p>
        </text:list-item>
      </text:list>
      <text:p text:style-name="Text_20_body">👉 The Trinity is not theory; it is God giving Himself to us to enjoy daily.</text:p>
      <text:p text:style-name="Horizontal_20_Line"/>
      <text:h text:style-name="Heading_20_3" text:outline-level="3"><text:soft-page-break/>📌 In Parables and Signs</text:h>
      <text:p text:style-name="Text_20_body"><text:span text:style-name="Strong_20_Emphasis">1. God as a Friend — Persisting Prayer (Luke 11:5-8)</text:span></text:p>
      <text:list text:style-name="L8">
        <text:list-item>
          <text:p text:style-name="P9">A man knocks at midnight asking bread. His friend gives it.</text:p>
        </text:list-item>
        <text:list-item>
          <text:p text:style-name="P9">Shows God is not distant.</text:p>
        </text:list-item>
        <text:list-item>
          <text:p text:style-name="P9">He is our Friend, close and listening.</text:p>
        </text:list-item>
        <text:list-item>
          <text:p text:style-name="P9">Prayer is like talking to a dear Friend.</text:p>
        </text:list-item>
      </text:list>
      <text:p text:style-name="Horizontal_20_Line"/>
      <text:p text:style-name="Text_20_body"><text:span text:style-name="Strong_20_Emphasis">2. God as a Father — The Prodigal Son (Luke 15:11-32)</text:span></text:p>
      <text:list text:style-name="L9">
        <text:list-item>
          <text:p text:style-name="P10">The son wasted his inheritance and returned home hungry.</text:p>
        </text:list-item>
        <text:list-item>
          <text:p text:style-name="P10">The father was waiting, watching.</text:p>
        </text:list-item>
        <text:list-item>
          <text:p text:style-name="P10">He ran to meet him, hugged, kissed, restored him.</text:p>
        </text:list-item>
        <text:list-item>
          <text:p text:style-name="P10">He gave robe, ring, shoes, and a feast.</text:p>
        </text:list-item>
      </text:list>
      <text:p text:style-name="Text_20_body">💡 This is God’s heart: He runs to welcome us back. He does not shame but restores with joy.</text:p>
      <text:p text:style-name="Horizontal_20_Line"/>
      <text:h text:style-name="Heading_20_3" text:outline-level="3">📝 Reinforcement for Signers</text:h>
      <text:list text:style-name="L10">
        <text:list-item>
          <text:p text:style-name="P11">God is <text:span text:style-name="Strong_20_Emphasis">One</text:span>, revealed as Father, Son, Spirit.</text:p>
        </text:list-item>
        <text:list-item>
          <text:p text:style-name="P11">The Trinity is for <text:span text:style-name="Strong_20_Emphasis">living</text:span>, not only teaching.</text:p>
        </text:list-item>
        <text:list-item>
          <text:p text:style-name="P11">God is <text:span text:style-name="Strong_20_Emphasis">Friend</text:span> in prayer.</text:p>
        </text:list-item>
        <text:list-item>
          <text:p text:style-name="P11">God is <text:span text:style-name="Strong_20_Emphasis">Father</text:span> in forgiveness.</text:p>
        </text:list-item>
        <text:list-item>
          <text:p text:style-name="P11">To know God’s Person is to experience His <text:span text:style-name="Strong_20_Emphasis">love, grace, fellowship</text:span>.</text:p>
        </text:list-item>
      </text:list>
      <text:p text:style-name="Horizontal_20_Line"/>
      <text:h text:style-name="Heading_20_3" text:outline-level="3">🙏 Commitment Prayer</text:h>
      <text:p text:style-name="Text_20_body">“Lord God, thank You for showing Yourself as Father, Son, and Holy Spirit. You are not far but close to me. You are my Friend who listens and my Father who runs to receive me. Help me live each day enjoying Your love, Your grace, and Your Spirit’s fellowship. Ame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8T19:40:44.712000000</meta:creation-date>
    <dc:date>2025-09-29T13:12:09.364000000</dc:date>
    <meta:editing-duration>PT17H31M25S</meta:editing-duration>
    <meta:editing-cycles>1</meta:editing-cycles>
    <meta:document-statistic meta:table-count="0" meta:image-count="0" meta:object-count="0" meta:page-count="3" meta:paragraph-count="63" meta:word-count="786" meta:character-count="4043" meta:non-whitespace-character-count="3343"/>
    <meta:generator>EasyOffice/7.6.2.1.0$Windows_X86_64 LibreOffice_project/0bc4d647150f05f02b71ccb5539a4012b57f1faf</meta:generator>
  </office:meta>
</office:document-meta>
</file>